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06a7ab" officeooo:paragraph-rsid="0006a7ab"/>
    </style:style>
    <style:style style:name="P2" style:family="paragraph" style:parent-style-name="List_20_Paragraph" style:list-style-name="WWNum6">
      <style:text-properties officeooo:rsid="0006a7ab" officeooo:paragraph-rsid="0006a7ab"/>
    </style:style>
    <style:style style:name="T1" style:family="text">
      <style:text-properties officeooo:rsid="0004a976"/>
    </style:style>
    <style:style style:name="T2" style:family="text">
      <style:text-properties officeooo:rsid="0006a7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- 15</text:p>
      <text:p text:style-name="Standard">Which of the following is NOT true?</text:p>
      <text:p text:style-name="Standard">Options</text:p>
      <text:list xml:id="list5299032711583719192" text:style-name="WWNum6">
        <text:list-item>
          <text:p text:style-name="P2">Filtering process enables removing outliers. </text:p>
        </text:list-item>
        <text:list-item>
          <text:p text:style-name="P2">Epipolar constraints enables faster matching process.</text:p>
        </text:list-item>
        <text:list-item>
          <text:p text:style-name="P2">Multi view stereopsis method is not suitable for the scenes where objects are dynamic as it may lead to occlusion.</text:p>
        </text:list-item>
        <text:list-item>
          <text:p text:style-name="P2">Multi view stereopsis method does not require any initialization. </text:p>
        </text:list-item>
      </text:list>
      <text:p text:style-name="Standard">Answer:</text:p>
      <text:p text:style-name="Standard">Option <text:span text:style-name="T2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esh Konatala</meta:initial-creator>
    <meta:editing-cycles>11</meta:editing-cycles>
    <meta:creation-date>2018-02-26T14:59:00</meta:creation-date>
    <dc:date>2018-05-08T20:44:15.230263853</dc:date>
    <meta:editing-duration>PT1H34M17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58" meta:character-count="353" meta:non-whitespace-character-count="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